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Courier New" officeooo:rsid="000f5780" officeooo:paragraph-rsid="000f5780"/>
    </style:style>
    <style:style style:name="P2" style:family="paragraph" style:parent-style-name="Subtitle">
      <style:paragraph-properties fo:text-align="start" style:justify-single-word="false"/>
      <style:text-properties style:font-name="Courier New" fo:font-weight="bold" officeooo:rsid="000f5780" officeooo:paragraph-rsid="000f5780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Courier New" officeooo:rsid="000f5780" officeooo:paragraph-rsid="000f5780"/>
    </style:style>
    <style:style style:name="P4" style:family="paragraph" style:parent-style-name="Subtitle">
      <style:paragraph-properties fo:text-align="start" style:justify-single-word="false"/>
      <style:text-properties style:font-name="Courier New" fo:font-style="normal" fo:font-weight="bold" officeooo:rsid="0010c296" officeooo:paragraph-rsid="0010c296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Courier New" fo:font-style="normal" fo:font-weight="normal" officeooo:rsid="0010c296" officeooo:paragraph-rsid="0010c296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ourier New" fo:font-style="normal" fo:font-weight="normal" officeooo:rsid="0010c296" officeooo:paragraph-rsid="0010d969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ourier New" fo:font-style="normal" fo:font-weight="normal" officeooo:rsid="0010d969" officeooo:paragraph-rsid="0010d969" style:font-style-asian="normal" style:font-weight-asian="normal" style:font-style-complex="normal" style:font-weight-complex="normal"/>
    </style:style>
    <style:style style:name="P8" style:family="paragraph" style:parent-style-name="Subtitle">
      <style:paragraph-properties fo:text-align="start" style:justify-single-word="false"/>
      <style:text-properties style:font-name="Courier New" fo:font-weight="bold" officeooo:rsid="0010d969" officeooo:paragraph-rsid="0010d969" style:font-weight-asian="bold" style:font-weight-complex="bold"/>
    </style:style>
    <style:style style:name="P9" style:family="paragraph" style:parent-style-name="Subtitle">
      <style:paragraph-properties fo:text-align="start" style:justify-single-word="false" fo:break-before="page"/>
      <style:text-properties style:font-name="Courier New" fo:font-weight="bold" officeooo:rsid="0010d969" officeooo:paragraph-rsid="0010d969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Courier New" fo:font-weight="normal" officeooo:rsid="0010d969" officeooo:paragraph-rsid="0010d969" style:font-weight-asian="normal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ourier New" fo:font-weight="bold" officeooo:rsid="00111698" officeooo:paragraph-rsid="00111698" style:font-weight-asian="bold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ourier New" fo:font-weight="bold" officeooo:rsid="0012bddf" officeooo:paragraph-rsid="0012bddf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Courier New" fo:font-weight="bold" officeooo:rsid="00111698" officeooo:paragraph-rsid="00111698" style:font-weight-asian="bold" style:font-weight-complex="bold"/>
    </style:style>
    <style:style style:name="P14" style:family="paragraph" style:parent-style-name="Subtitle">
      <style:paragraph-properties fo:text-align="start" style:justify-single-word="false"/>
      <style:text-properties style:font-name="Courier New" fo:font-weight="bold" officeooo:rsid="0010d969" officeooo:paragraph-rsid="00111698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Courier New" fo:font-weight="normal" officeooo:rsid="0010d969" officeooo:paragraph-rsid="00111698" style:font-weight-asian="normal" style:font-weight-complex="normal"/>
    </style:style>
    <style:style style:name="P16" style:family="paragraph" style:parent-style-name="Text_20_body" style:list-style-name="L1">
      <style:paragraph-properties fo:text-align="start" style:justify-single-word="false"/>
      <style:text-properties style:font-name="Courier New" fo:font-weight="bold" officeooo:rsid="00111698" officeooo:paragraph-rsid="00123f14" style:font-weight-asian="bold" style:font-weight-complex="bold"/>
    </style:style>
    <style:style style:name="P17" style:family="paragraph" style:parent-style-name="Text_20_body" style:list-style-name="L1">
      <style:paragraph-properties fo:text-align="start" style:justify-single-word="false"/>
      <style:text-properties style:font-name="Courier New" fo:font-weight="bold" officeooo:rsid="00123f14" officeooo:paragraph-rsid="00123f14" style:font-weight-asian="bold" style:font-weight-complex="bold"/>
    </style:style>
    <style:style style:name="P18" style:family="paragraph" style:parent-style-name="Subtitle">
      <style:paragraph-properties fo:text-align="start" style:justify-single-word="false" fo:break-before="page"/>
      <style:text-properties style:font-name="Courier New" fo:font-weight="bold" officeooo:rsid="00123f14" officeooo:paragraph-rsid="00123f14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Courier New" fo:font-weight="normal" officeooo:rsid="00123f14" officeooo:paragraph-rsid="00123f14" style:font-weight-asian="normal" style:font-weight-complex="normal"/>
    </style:style>
    <style:style style:name="P20" style:family="paragraph" style:parent-style-name="Text_20_body" style:list-style-name="L2">
      <style:paragraph-properties fo:text-align="start" style:justify-single-word="false"/>
      <style:text-properties style:font-name="Courier New" fo:font-weight="bold" officeooo:rsid="00123f14" officeooo:paragraph-rsid="00123f14" style:font-weight-asian="bold" style:font-weight-complex="bold"/>
    </style:style>
    <style:style style:name="P21" style:family="paragraph" style:parent-style-name="Subtitle">
      <style:paragraph-properties fo:text-align="start" style:justify-single-word="false"/>
      <style:text-properties style:font-name="Courier New" fo:font-weight="bold" officeooo:rsid="00123f14" officeooo:paragraph-rsid="00123f14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Courier New" fo:font-weight="bold" officeooo:rsid="00123f14" officeooo:paragraph-rsid="00123f14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Courier New" fo:font-weight="bold" officeooo:rsid="0014d97d" officeooo:paragraph-rsid="0014d97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d969"/>
    </style:style>
    <style:style style:name="T3" style:family="text">
      <style:text-properties fo:font-weight="bold" officeooo:rsid="0010d969" style:font-weight-asian="bold" style:font-weight-complex="bold"/>
    </style:style>
    <style:style style:name="T4" style:family="text">
      <style:text-properties officeooo:rsid="00111698"/>
    </style:style>
    <style:style style:name="T5" style:family="text">
      <style:text-properties officeooo:rsid="00123f14"/>
    </style:style>
    <style:style style:name="T6" style:family="text">
      <style:text-properties officeooo:rsid="001367f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FC del STP (String Transmission Protocol)</text:p>
      <text:p text:style-name="P2">Riepilogo</text:p>
      <text:p text:style-name="P3">Il protocollo in questione permette ad un <text:span text:style-name="T1">Client</text:span> di inviare una stringa ad un <text:span text:style-name="T1">Server</text:span> in modo che quest’ultimo la elabori e restituisca il risultato secondo il comando usato dal Client.</text:p>
      <text:p text:style-name="P4">Panoramica del protocollo</text:p>
      <text:p text:style-name="P5">Il funzionamento del protocollo consiste in un Client <text:span text:style-name="T2">che manda, tramite la combinazione indirizzo IP e porta </text:span><text:span text:style-name="T3">16384</text:span><text:span text:style-name="T2">,</text:span> un comando al Server di elaborazione stringhe usando il formato COMANDO;arg1;arg2. Bisogna tener conto anche della sintassi del comando in questione per scriverlo correttamente.</text:p>
      <text:p text:style-name="P6">Il protocollo usato a livello di trasporto è <text:span text:style-name="T1">TCP</text:span> poiché garantisce la consegna dei segmenti in modo affidabile ed implementa un controllo del flusso non indifferente. <text:span text:style-name="T2">Infatti il protocollo in questione non implementa le funzionalità descritte poiché le affida al livello sottostante (pila TCP/IP).</text:span></text:p>
      <text:p text:style-name="P7">Il <text:span text:style-name="T1">controllo degli errori</text:span> è implementato per quanto riguarda comandi invalidi (non descritti nel protocollo) e sintassi errata del comando.</text:p>
      <text:p text:style-name="P7">A livello applicativo si implementa un controllo della connessione per gestire le varie connessioni tra Client e Server.</text:p>
      <text:p text:style-name="P7">La conferma del servizio è implementata nel <text:span text:style-name="T1">STP</text:span> poiché il Server ad ogni comando ricevuto restituisce il <text:span text:style-name="T1">COMANDO;info</text:span>.</text:p>
      <text:p text:style-name="P8"/>
      <text:p text:style-name="P9">Comandi del server</text:p>
      <text:p text:style-name="P10">I comandi del server sono i seguenti:</text:p>
      <text:list text:style-name="L1">
        <text:list-item>
          <text:p text:style-name="P11">COUNT;value: restituisce il numero di lettere presenti nella stringa.</text:p>
        </text:list-item>
        <text:list-item>
          <text:p text:style-name="P11">CHANGE;string: restituisce una stringa in cui la lettera1 viene sostituita con la lettera2.</text:p>
        </text:list-item>
        <text:list-item>
          <text:p text:style-name="P11">CHECK;value: restituisce “VOCALI” se il numero di vocali nella stringa è maggiore delle consonanti. Restistuisce “CONSONANTI” se il numero di consonanti è maggiore di quello delle vocali. Restituisce “UGUALE” se le vocali e le consonanti sono uguali.</text:p>
        </text:list-item>
        <text:list-item>
          <text:p text:style-name="P11">INVBIN;string: restituisce la stringa con le lettere di posizione pari invertite con quelle di posizione dispari.</text:p>
        </text:list-item>
        <text:list-item>
          <text:p text:style-name="P11">REVERSE;string: restituisce la stringa invertita.</text:p>
        </text:list-item>
        <text:list-item>
          <text:p text:style-name="P11">VOWEL;value: restituisce il numero di vocali.</text:p>
        </text:list-item>
        <text:list-item>
          <text:p text:style-name="P12">EXIT: conferma la chiusura della connessione del socket.</text:p>
        </text:list-item>
      </text:list>
      <text:p text:style-name="P13"/>
      <text:p text:style-name="P14">Comandi del <text:span text:style-name="T4">Client</text:span></text:p>
      <text:p text:style-name="P15">I comandi del server sono i seguenti:</text:p>
      <text:list text:continue-numbering="true" text:style-name="L1">
        <text:list-item>
          <text:p text:style-name="P11">COUNT;<text:span text:style-name="T5">arg1</text:span>: <text:span text:style-name="T5">richiede al server di contare le lettere nella stringa</text:span></text:p>
        </text:list-item>
        <text:list-item>
          <text:p text:style-name="P16">CHANGE;<text:span text:style-name="T5">arg1;arg2;arg3</text:span>: <text:span text:style-name="T5">richiede al server di sostituire tutte le lettere arg1 con arg2 nella stringa arg3.</text:span></text:p>
        </text:list-item>
        <text:list-item>
          <text:p text:style-name="P16">CHECK;<text:span text:style-name="T5">arg1</text:span>: <text:span text:style-name="T5">richiede al server di restituire se il numero di consonanti è maggiore di quello delle vocali o viceversa.</text:span></text:p>
        </text:list-item>
        <text:list-item>
          <text:p text:style-name="P16">INVBIN;<text:span text:style-name="T5">arg1</text:span>: <text:span text:style-name="T5">richiede al server di</text:span> <text:span text:style-name="T5">invertire le posizioni delle lettere pari con quelle dispari nella stringa arg1</text:span>.</text:p>
        </text:list-item>
        <text:list-item>
          <text:p text:style-name="P16">REVERSE;<text:span text:style-name="T5">arg1</text:span>: r<text:span text:style-name="T5">ichiede di invertire la stringa</text:span>.</text:p>
        </text:list-item>
        <text:list-item>
          <text:p text:style-name="P16">VOWEL;<text:span text:style-name="T5">arg1</text:span>: <text:span text:style-name="T5">richiedere il numero di vocali</text:span>.</text:p>
        </text:list-item>
        <text:list-item>
          <text:p text:style-name="P17">EXIT: richiede la chiusura della connessione</text:p>
        </text:list-item>
      </text:list>
      <text:p text:style-name="P18">Errori del protocollo</text:p>
      <text:p text:style-name="P19">Gli errori che il server deve restituire sono scritti nella forma <text:span text:style-name="T1">ERROR;tipo_errore</text:span>.</text:p>
      <text:p text:style-name="P19">Gli errori nel protocollo sono:</text:p>
      <text:list text:style-name="L2">
        <text:list-item>
          <text:p text:style-name="P20">ERROR;COMMAND: il comando digitato è errato e non esiste.</text:p>
        </text:list-item>
        <text:list-item>
          <text:p text:style-name="P20">ERROR;SYNTAX: il comando inserito ha una sintassi errata.</text:p>
        </text:list-item>
      </text:list>
      <text:p text:style-name="P21">Sequenza temporale</text:p>
      <text:p text:style-name="P22">CLIENT<text:tab/><text:tab/><text:tab/><text:tab/><text:tab/>SERVER</text:p>
      <text:p text:style-name="P22">connect() =====username========&gt; accept()</text:p>
      <text:p text:style-name="P22">COMMAND;arg1 ===================&gt; received</text:p>
      <text:p text:style-name="P22">received &lt;======================= COMMAND;value</text:p>
      <text:p text:style-name="P22">EXIT ==============================&gt; <text:span text:style-name="T6">received</text:span></text:p>
      <text:p text:style-name="P23">received &lt;============================== EXIT</text:p>
      <text:p text:style-name="P23">closed ================================= in ascolto</text:p>
      <text:p text:style-name="P23">-----------------------------------------in ascolto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1" style:family="table-row">
      <style:table-row-properties style:min-row-height="0.397cm"/>
    </style:style>
    <style:style style:name="Tabella1.A1" style:family="table-cell">
      <style:table-cell-properties style:writing-mode="page"/>
    </style:style>
    <style:style style:name="MP1" style:family="paragraph" style:parent-style-name="Table_20_Contents">
      <style:text-properties style:font-name="Courier New" officeooo:rsid="000f5780" officeooo:paragraph-rsid="000f5780"/>
    </style:style>
    <style:style style:name="MP2" style:family="paragraph" style:parent-style-name="Table_20_Contents">
      <style:text-properties style:font-name="Courier Ne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 table:number-columns-repeated="3"/>
          <table:table-row table:style-name="Tabella1.1">
            <table:table-cell table:style-name="Tabella1.A1" office:value-type="string">
              <text:p text:style-name="MP1">Autore: Ramli Adam</text:p>
            </table:table-cell>
            <table:table-cell table:style-name="Tabella1.A1" office:value-type="string">
              <text:p text:style-name="MP2"/>
            </table:table-cell>
            <table:table-cell table:style-name="Tabella1.A1" office:value-type="string">
              <text:p text:style-name="MP1">Data: 21/10/2025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12:30:39.650760400</meta:creation-date>
    <dc:date>2025-10-21T12:58:37.235560600</dc:date>
    <meta:editing-duration>PT26M21S</meta:editing-duration>
    <meta:editing-cycles>9</meta:editing-cycles>
    <meta:generator>LibreOffice/25.8.1.1$Windows_X86_64 LibreOffice_project/54047653041915e595ad4e45cccea684809c77b5</meta:generator>
    <meta:print-date>2025-10-21T12:58:34.588220700</meta:print-date>
    <meta:printed-by>File PDF</meta:printed-by>
    <meta:document-statistic meta:table-count="1" meta:image-count="0" meta:object-count="0" meta:page-count="3" meta:paragraph-count="43" meta:word-count="460" meta:character-count="3207" meta:non-whitespace-character-count="2803"/>
  </office:meta>
</office:document-meta>
</file>